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52000000F0BEB0A262.png"/>
  <manifest:file-entry manifest:media-type="image/png" manifest:full-path="Pictures/10000000000000200000002000309F1C.png"/>
  <manifest:file-entry manifest:media-type="image/png" manifest:full-path="Pictures/100000000000005E0000005E1A713443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009999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2.75cm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line-height="150%" fo:text-align="center"/>
      <style:text-properties fo:text-shadow="none"/>
    </style:style>
    <style:style style:name="P3" style:family="paragraph">
      <style:paragraph-properties fo:line-height="150%" fo:text-align="center"/>
      <style:text-properties fo:color="#ffffff" fo:font-family="Century" style:font-style-name="Обычный" style:font-family-generic="roman" style:font-pitch="variable" fo:font-size="60pt" fo:text-shadow="none" style:font-size-asian="60pt" style:font-size-complex="60pt"/>
    </style:style>
    <style:style style:name="T1" style:family="text">
      <style:text-properties fo:color="#ffffff" fo:font-family="Century" style:font-style-name="Обычный" style:font-family-generic="roman" style:font-pitch="variable" fo:font-size="60pt" fo:text-shadow="none" style:font-size-asian="60pt" style:font-size-complex="6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8cm" svg:height="10cm" svg:x="1.5cm" svg:y="2cm">
          <text:p/>
        </draw:rect>
        <draw:frame draw:style-name="gr2" draw:text-style-name="P3" draw:layer="layout" svg:width="17cm" svg:height="3cm" svg:x="2cm" svg:y="8cm">
          <draw:text-box>
            <text:p text:style-name="P2"><text:span text:style-name="T1">Await/Async</text:span></text:p>
          </draw:text-box>
        </draw:frame>
        <draw:frame draw:style-name="gr3" draw:text-style-name="P1" draw:layer="layout" svg:width="5.499cm" svg:height="4cm" svg:x="7.501cm" svg:y="3.5cm">
          <draw:image xlink:href="Pictures/1000020100000152000000F0BEB0A262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Blue_20_Gradient_20_1" draw:display-name="Blue Gradient 1" draw:style="radial" draw:cx="50%" draw:cy="85%" draw:start-color="#ccccff" draw:end-color="#9999ff" draw:start-intensity="100%" draw:end-intensity="100%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4" draw:display-name="Gradient 4" draw:style="ellipsoid" draw:cx="40%" draw:cy="40%" draw:start-color="#ffff00" draw:end-color="#008000" draw:start-intensity="100%" draw:end-intensity="100%" draw:angle="900" draw:border="30%"/>
    <draw:gradient draw:name="Gradient_20_7" draw:display-name="Gradient 7" draw:style="linear" draw:start-color="#000000" draw:end-color="#ffffff" draw:start-intensity="100%" draw:end-intensity="100%" draw:angle="0" draw:border="0%"/>
    <draw:gradient draw:name="Gray_20_Gradient_20_1" draw:display-name="Gray Gradient 1" draw:style="linear" draw:start-color="#1c1c1c" draw:end-color="#cccccc" draw:start-intensity="100%" draw:end-intensity="100%" draw:angle="0" draw:border="0%"/>
    <draw:gradient draw:name="Gray_20_Gradient_20_2" draw:display-name="Gray Gradient 2" draw:style="linear" draw:start-color="#eeeeee" draw:end-color="#999999" draw:start-intensity="100%" draw:end-intensity="100%" draw:angle="450" draw:border="30%"/>
    <draw:gradient draw:name="Gray_20_Gradient_20_3" draw:display-name="Gray Gradient 3" draw:style="linear" draw:start-color="#dddddd" draw:end-color="#808080" draw:start-intensity="100%" draw:end-intensity="100%" draw:angle="0" draw:border="0%"/>
    <draw:gradient draw:name="Green_20_Gradient_20_1" draw:display-name="Green Gradient 1" draw:style="linear" draw:start-color="#00cc33" draw:end-color="#009933" draw:start-intensity="100%" draw:end-intensity="85%" draw:angle="0" draw:border="0%"/>
    <draw:gradient draw:name="Linear_20_yellow_2f_brown" draw:display-name="Linear yellow/brown" draw:style="linear" draw:start-color="#ffff66" draw:end-color="#996633" draw:start-intensity="100%" draw:end-intensity="100%" draw:angle="450" draw:border="45%"/>
    <draw:gradient draw:name="Night" draw:style="linear" draw:start-color="#339999" draw:end-color="#660033" draw:start-intensity="100%" draw:end-intensity="100%" draw:angle="300" draw:border="10%"/>
    <draw:gradient draw:name="Orange_20_Gradient_20_1" draw:display-name="Orange Gradient 1" draw:style="linear" draw:start-color="#ffcc00" draw:end-color="#ff6600" draw:start-intensity="100%" draw:end-intensity="100%" draw:angle="1800" draw:border="0%"/>
    <draw:gradient draw:name="Orange_20_Gradient_20_2" draw:display-name="Orange Gradient 2" draw:style="linear" draw:start-color="#ff6600" draw:end-color="#ffff00" draw:start-intensity="100%" draw:end-intensity="100%" draw:angle="0" draw:border="5%"/>
    <draw:gradient draw:name="Rectangular_20_red_2f_white" draw:display-name="Rectangular red/white" draw:style="rectangular" draw:cx="50%" draw:cy="50%" draw:start-color="#ff0000" draw:end-color="#ffffff" draw:start-intensity="100%" draw:end-intensity="100%" draw:angle="450" draw:border="5%"/>
    <draw:gradient draw:name="Square_20_yellow_2f_white" draw:display-name="Square yellow/white" draw:style="square" draw:cx="50%" draw:cy="50%" draw:start-color="#e6ff00" draw:end-color="#ffffff" draw:start-intensity="100%" draw:end-intensity="100%" draw:angle="2700" draw:border="0%"/>
    <draw:gradient draw:name="Yellow_20_Gradient_20_1" draw:display-name="Yellow Gradient 1" draw:style="linear" draw:start-color="#ffff66" draw:end-color="#ffffcc" draw:start-intensity="100%" draw:end-intensity="100%" draw:angle="0" draw:border="0%"/>
    <draw:gradient draw:name="Yellow_20_Gradient_20_2" draw:display-name="Yellow Gradient 2" draw:style="linear" draw:start-color="#ffff00" draw:end-color="#ccff00" draw:start-intensity="100%" draw:end-intensity="100%" draw:angle="900" draw:border="0%"/>
    <draw:gradient draw:name="Yellow_20_Gradient_20_3" draw:display-name="Yellow Gradient 3" draw:style="linear" draw:start-color="#ffff66" draw:end-color="#ffcc00" draw:start-intensity="100%" draw:end-intensity="100%" draw:angle="0" draw:border="0%"/>
    <draw:hatch draw:name="Black_20_-45_20_Degrees" draw:display-name="Black -45 Degrees" draw:style="single" draw:color="#000000" draw:distance="0.102cm" draw:rotation="3150"/>
    <draw:hatch draw:name="Black_20_0_20_Degrees" draw:display-name="Black 0 Degrees" draw:style="single" draw:color="#000000" draw:distance="0.102cm" draw:rotation="0"/>
    <draw:hatch draw:name="Black_20_45_20_Degrees_20_Wide" draw:display-name="Black 45 Degrees Wide" draw:style="single" draw:color="#000000" draw:distance="0.508cm" draw:rotation="450"/>
    <draw:hatch draw:name="Black_20_90_20_Degrees" draw:display-name="Black 90 Degrees" draw:style="single" draw:color="#000000" draw:distance="0.102cm" draw:rotation="900"/>
    <draw:hatch draw:name="Blue_20_Crossed_20_0_20_Degrees" draw:display-name="Blue Crossed 0 Degrees" draw:style="double" draw:color="#000080" draw:distance="0.076cm" draw:rotation="900"/>
    <draw:hatch draw:name="Hatch_20_1" draw:display-name="Hatch 1" draw:style="single" draw:color="#000000" draw:distance="0.02cm" draw:rotation="0"/>
    <draw:hatch draw:name="Red_20_Crossed_20_45_20_Degrees" draw:display-name="Red Crossed 45 Degrees" draw:style="double" draw:color="#800000" draw:distance="0.076cm" draw:rotation="450"/>
    <draw:fill-image draw:name="Bitmape_20_1" draw:display-name="Bitmape 1" xlink:href="Pictures/10000000000000200000002000309F1C.png" xlink:type="simple" xlink:show="embed" xlink:actuate="onLoad"/>
    <draw:fill-image draw:name="Orange" xlink:href="Pictures/100000000000005E0000005E1A713443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1H10M3S</meta:editing-duration>
    <meta:editing-cycles>9</meta:editing-cycles>
    <meta:generator>OpenOffice/4.1.2$Win32 OpenOffice.org_project/412m3$Build-9782</meta:generator>
    <dc:date>2017-10-10T10:24:19.42</dc:date>
    <dc:creator>Fedor Vitkovskiy</dc:creator>
    <meta:document-statistic meta:object-count="3"/>
  </office:meta>
</office:document-meta>
</file>